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560000001EC7A902C5CA0821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/>
    <style:font-face style:name="Lato4" svg:font-family="Lato" style:font-adornments="Norm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text-properties officeooo:paragraph-rsid="000d5f29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itle">
      <style:text-properties officeooo:paragraph-rsid="000df3cf"/>
    </style:style>
    <style:style style:name="P5" style:family="paragraph" style:parent-style-name="Text_20_body">
      <style:text-properties fo:background-color="#ee7a7a"/>
    </style:style>
    <style:style style:name="P6" style:family="paragraph" style:parent-style-name="Standard">
      <style:text-properties fo:background-color="#cccccc"/>
    </style:style>
    <style:style style:name="P7" style:family="paragraph" style:parent-style-name="Text_20_body">
      <style:text-properties fo:background-color="#ffffa6"/>
    </style:style>
    <style:style style:name="P8" style:family="paragraph" style:parent-style-name="Heading_20_1">
      <style:text-properties officeooo:rsid="0021bdb0" officeooo:paragraph-rsid="000df3cf"/>
    </style:style>
    <style:style style:name="P9" style:family="paragraph" style:parent-style-name="Heading_20_2">
      <style:text-properties fo:font-weight="bold"/>
    </style:style>
    <style:style style:name="P10" style:family="paragraph" style:parent-style-name="Heading_20_3">
      <style:text-properties fo:font-weight="bold"/>
    </style:style>
    <style:style style:name="P11" style:family="paragraph" style:parent-style-name="Standard" style:list-style-name="L2">
      <style:text-properties fo:background-color="#ee7a7a"/>
    </style:style>
    <style:style style:name="P12" style:family="paragraph" style:parent-style-name="Standard" style:list-style-name="L4">
      <style:text-properties fo:background-color="#cccccc"/>
    </style:style>
    <style:style style:name="P13" style:family="paragraph" style:parent-style-name="Standard">
      <style:text-properties fo:color="#ff8000" loext:opacity="100%" fo:background-color="#cccccc"/>
    </style:style>
    <style:style style:name="P14" style:family="paragraph" style:parent-style-name="Standard" style:list-style-name="L3">
      <style:text-properties fo:color="#ff8000" loext:opacity="100%" fo:background-color="#cccccc"/>
    </style:style>
    <style:style style:name="P15" style:family="paragraph" style:parent-style-name="Standard" style:list-style-name="L3">
      <style:text-properties fo:color="#c9211e" loext:opacity="100%" fo:background-color="#cccccc"/>
    </style:style>
    <style:style style:name="P16" style:family="paragraph" style:parent-style-name="Text_20_body" style:list-style-name="L1">
      <style:text-properties fo:color="#0000dc" loext:opacity="100%" officeooo:rsid="0021bdb0" officeooo:paragraph-rsid="000df3cf"/>
    </style:style>
    <style:style style:name="P17" style:family="paragraph" style:parent-style-name="Text_20_body" style:list-style-name="L1">
      <style:text-properties fo:color="#0000dc" loext:opacity="100%" officeooo:rsid="0021bdb0" officeooo:paragraph-rsid="0014425f"/>
    </style:style>
    <style:style style:name="P18" style:family="paragraph" style:parent-style-name="Text_20_body" style:list-style-name="L6">
      <style:text-properties fo:color="#0000dc" loext:opacity="100%" officeooo:rsid="001b0c10" officeooo:paragraph-rsid="001b0c10"/>
    </style:style>
    <style:style style:name="P19" style:family="paragraph" style:parent-style-name="Text_20_body" style:list-style-name="L1">
      <loext:graphic-properties draw:fill="none" draw:fill-color="#ffffff" draw:opacity="100%"/>
      <style:paragraph-properties fo:background-color="transparent"/>
      <style:text-properties officeooo:rsid="000f6e6d" officeooo:paragraph-rsid="0014425f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fo:background-color="#cccccc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5f2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5f29" style:font-weight-asian="normal" style:font-weight-complex="normal"/>
    </style:style>
    <style:style style:name="T7" style:family="text">
      <style:text-properties fo:font-weight="normal" fo:background-color="#ffffa6" loext:char-shading-value="0" style:font-weight-asian="normal" style:font-weight-complex="normal"/>
    </style:style>
    <style:style style:name="T8" style:family="text">
      <style:text-properties fo:color="#0000dc" loext:opacity="100%"/>
    </style:style>
    <style:style style:name="T9" style:family="text">
      <style:text-properties fo:color="#0000dc" loext:opacity="100%" officeooo:rsid="0021bdb0"/>
    </style:style>
    <style:style style:name="T10" style:family="text">
      <style:text-properties fo:color="#0000dc" loext:opacity="100%" style:font-name="Lato3" officeooo:rsid="000df3cf" style:font-name-asian="Lato3" style:font-name-complex="Lato3"/>
    </style:style>
    <style:style style:name="T11" style:family="text">
      <style:text-properties fo:color="#0000dc" loext:opacity="100%" style:font-name="Lato4" style:font-name-asian="Noto Serif CJK SC" style:font-name-complex="Lohit Devanagari1"/>
    </style:style>
    <style:style style:name="T12" style:family="text">
      <style:text-properties fo:color="#0000dc" loext:opacity="100%" style:font-name="Lato4" officeooo:rsid="000df3cf" style:font-name-asian="Noto Serif CJK SC" style:font-name-complex="Lohit Devanagari1"/>
    </style:style>
    <style:style style:name="T13" style:family="text">
      <style:text-properties fo:color="#0000dc" loext:opacity="100%" style:font-name="Lato4" officeooo:rsid="0014425f" style:font-name-asian="Noto Serif CJK SC" style:font-name-complex="Lohit Devanagari1"/>
    </style:style>
    <style:style style:name="T14" style:family="text">
      <style:text-properties fo:color="#0000dc" loext:opacity="100%" style:font-name="Lato4" officeooo:rsid="00195291" style:font-name-asian="Noto Serif CJK SC" style:font-name-complex="Lohit Devanagari1"/>
    </style:style>
    <style:style style:name="T15" style:family="text">
      <style:text-properties fo:background-color="#ffffd7" loext:char-shading-value="0"/>
    </style:style>
    <style:style style:name="T16" style:family="text">
      <style:text-properties officeooo:rsid="000df3cf" fo:background-color="#ffffd7" loext:char-shading-value="0"/>
    </style:style>
    <style:style style:name="T17" style:family="text">
      <style:text-properties officeooo:rsid="00151f1a" fo:background-color="#ffffd7" loext:char-shading-value="0"/>
    </style:style>
    <style:style style:name="T18" style:family="text">
      <style:text-properties fo:background-color="#ffd8ce" loext:char-shading-value="0"/>
    </style:style>
    <style:style style:name="T19" style:family="text">
      <style:text-properties officeooo:rsid="000df3cf" fo:background-color="#ffd8ce" loext:char-shading-value="0"/>
    </style:style>
    <style:style style:name="T20" style:family="text">
      <style:text-properties officeooo:rsid="00151f1a" fo:background-color="#ffd8ce" loext:char-shading-value="0"/>
    </style:style>
    <style:style style:name="T21" style:family="text">
      <style:text-properties officeooo:rsid="000df3cf"/>
    </style:style>
    <style:style style:name="T22" style:family="text">
      <style:text-properties style:font-name="Lato3" officeooo:rsid="000df3cf" style:font-name-asian="Lato3" style:font-name-complex="Lato3"/>
    </style:style>
    <style:style style:name="T23" style:family="text">
      <style:text-properties style:font-name="Lato4" officeooo:rsid="000df3cf" style:font-name-asian="Noto Serif CJK SC" style:font-name-complex="Lohit Devanagari1"/>
    </style:style>
    <style:style style:name="T24" style:family="text">
      <style:text-properties fo:background-color="#dddddd" loext:char-shading-value="0"/>
    </style:style>
    <style:style style:name="T25" style:family="text">
      <style:text-properties officeooo:rsid="000df3cf" fo:background-color="#dddddd" loext:char-shading-value="0"/>
    </style:style>
    <style:style style:name="T26" style:family="text">
      <style:text-properties officeooo:rsid="00151f1a" fo:background-color="#dddddd" loext:char-shading-value="0"/>
    </style:style>
    <style:style style:name="T27" style:family="text">
      <style:text-properties officeooo:rsid="0016abf1" fo:background-color="#dddddd" loext:char-shading-value="0"/>
    </style:style>
    <style:style style:name="T28" style:family="text">
      <style:text-properties officeooo:rsid="001817e0" fo:background-color="#dddddd" loext:char-shading-value="0"/>
    </style:style>
    <style:style style:name="T29" style:family="text">
      <style:text-properties officeooo:rsid="0014425f"/>
    </style:style>
    <style:style style:name="T30" style:family="text">
      <style:text-properties officeooo:rsid="00195291"/>
    </style:style>
    <style:style style:name="T31" style:family="text">
      <style:text-properties fo:background-color="#ffffa6" loext:char-shading-value="0"/>
    </style:style>
    <style:style style:name="T32" style:family="text">
      <style:text-properties fo:background-color="#cccccc" loext:char-shading-value="0"/>
    </style:style>
    <style:style style:name="T33" style:family="text">
      <style:text-properties fo:color="#c9211e" loext:opacity="100%"/>
    </style:style>
    <style:style style:name="T34" style:family="text">
      <style:text-properties fo:color="#ff8000" loext:opacity="100%"/>
    </style:style>
    <style:style style:name="T35" style:family="text">
      <style:text-properties fo:color="#ff8000" loext:opacity="100%" fo:background-color="#cccccc" loext:char-shading-value="0"/>
    </style:style>
    <style:style style:name="T36" style:family="text">
      <style:text-properties fo:color="#800080" loext:opacity="100%"/>
    </style:style>
    <style:style style:name="T37" style:family="text">
      <style:text-properties fo:color="#800080" loext:opacity="100%" fo:background-color="#cccccc" loext:char-shading-value="0"/>
    </style:style>
    <style:style style:name="T38" style:family="text">
      <style:text-properties fo:color="#800080" loext:opacity="100%" fo:font-weight="bold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-1.423cm" svg:y="-1.455cm" svg:width="2.275cm" svg:height="0.794cm" draw:z-index="0"><draw:image xlink:href="Pictures/10000000000000560000001EC7A902C5CA082181.png" xlink:type="simple" xlink:show="embed" xlink:actuate="onLoad" draw:mime-type="image/png"/></draw:frame>ANNONCE DE STAGE À ANALYSER</text:p>
      <text:h text:style-name="P8" text:outline-level="1">CONSIGNES</text:h>
      <text:list xml:id="list2038880052" text:style-name="L1">
        <text:list-item>
          <text:p text:style-name="P16"><text:span text:style-name="T21">S</text:span>urlig<text:span text:style-name="T21">nez <text:line-break/></text:span><text:span text:style-name="T22">●</text:span><text:span text:style-name="T23"> </text:span><text:span text:style-name="T16">en </text:span><text:span text:style-name="T15">jaune </text:span><text:span text:style-name="T17">vos</text:span><text:span text:style-name="T16"> qualités</text:span><text:span text:style-name="T21">, <text:line-break/></text:span><text:span text:style-name="T22">●</text:span><text:span text:style-name="T23"> </text:span><text:span text:style-name="T19">en</text:span><text:span text:style-name="T18"> rouge </text:span><text:span text:style-name="T20">vos</text:span><text:span text:style-name="T19"> compétences</text:span><text:span text:style-name="T21">,<text:line-break/></text:span><text:span text:style-name="T22">●</text:span><text:span text:style-name="T23"> </text:span><text:span text:style-name="T25">en </text:span><text:span text:style-name="T24">gris </text:span><text:span text:style-name="T25">les informations utiles pour rédiger une lettre </text:span><text:span text:style-name="T28">ou un mail </text:span><text:span text:style-name="T25">de motivation – </text:span><text:span text:style-name="T27">le plus </text:span><text:span text:style-name="T26">souvent liées à l’entreprise</text:span>.<text:line-break/><text:span text:style-name="T29">Une fois cela fait, déposez ce document dans Moodle (NOM_Prénom_groupe_</text:span><text:span text:style-name="T30">Atol-</text:span><text:span text:style-name="T29">1).</text:span></text:p>
        </text:list-item>
        <text:list-item>
          <text:p text:style-name="P17">Parmi les passages surlignés en <text:span text:style-name="T21">gris</text:span>, <text:span text:style-name="T21">écrivez avec différentes couleurs ce qui correspond à différentes idées et d</text:span>ites à quelle idée correspond chacune de ces couleurs.<text:line-break/><text:span text:style-name="T29">Une fois cela fait, déposez ce document dans Moodle (NOM_Prénom_groupe_</text:span><text:span text:style-name="T30">Atol-2</text:span><text:span text:style-name="T29">).</text:span></text:p>
        </text:list-item>
      </text:list>
      <text:list text:style-name="L6">
        <text:list-item>
          <text:list>
            <text:list-item>
              <text:p text:style-name="P18"><text:span text:style-name="T33">Rouge </text:span>: Attention portée aux salariés</text:p>
            </text:list-item>
            <text:list-item>
              <text:p text:style-name="P18"><text:span text:style-name="T34">Orange </text:span>: Organisation du travail et ambiance</text:p>
            </text:list-item>
            <text:list-item>
              <text:p text:style-name="P18"><text:span text:style-name="T36">Violet </text:span>: Renseignement sur l'entreprise</text:p>
            </text:list-item>
          </text:list>
        </text:list-item>
      </text:list>
      <text:list text:continue-list="list2038880052" text:style-name="L1">
        <text:list-item>
          <text:p text:style-name="P19"><text:span text:style-name="T9">R</text:span><text:span text:style-name="T8">édigez un à trois paragraphe(s) pour chacun des points suivants :<text:line-break/></text:span><text:span text:style-name="T10">●</text:span><text:span text:style-name="T12"> </text:span><text:span text:style-name="T11">l’entreprise et le travail ; <text:line-break/></text:span><text:span text:style-name="T10">●</text:span><text:span text:style-name="T12"> </text:span><text:span text:style-name="T11">vos compétences et qualités utiles pour ce stage.<text:line-break/></text:span><text:span text:style-name="T13">Une fois cela fait, déposez votre ébauche de lettre de motivation dans Moodle (NOM_Prénom_groupe_</text:span><text:span text:style-name="T14">Atol-3</text:span><text:span text:style-name="T13">)</text:span></text:p>
        </text:list-item>
      </text:list>
      <text:h text:style-name="Heading_20_1" text:outline-level="1">STAGE : <text:span text:style-name="T3">D</text:span>ÉVELOPPEUR·EUSE INFORMATIQUE – H/F</text:h>
      <text:p text:style-name="P1"><text:a xlink:type="simple" xlink:href="https://fr.indeed.com/cmp/Atol-Conseils-Et-Développements?campaignid=mobvjcmp&amp;from=mobviewjob&amp;tk=1ghp7j42ljtuc800&amp;fromjk=344c5f434149fea1" office:target-frame-name="_blank" xlink:show="new" text:style-name="Internet_20_link" text:visited-style-name="Visited_20_Internet_20_Link">ATOL Conseils et Développements</text:a></text:p>
      <text:p text:style-name="P1">21220 Gevrey-Chambertin</text:p>
      <text:section text:style-name="Sect1" text:name="salaryInfoAndJobType">
        <text:p text:style-name="P1">Temps plein</text:p>
      </text:section>
      <text:section text:style-name="Sect1" text:name="jobDescriptionText">
        <text:h text:style-name="P9" text:outline-level="2">L’entreprise</text:h>
        <text:p text:style-name="Text_20_body">Atol Conseils et Développements conçoit et développe des applications web et mobile au profit d’acteurs majeurs des secteurs publics et privés en France. <text:span text:style-name="T37">Entreprise dynamique, nous avons connu ces cinq dernières années une solide croissance en passant de 80 à 200 collaborateurs,</text:span><text:span text:style-name="T32"> tout en nous appuyant sur des valeurs importantes comme le développement durable, l’autonomie, la collaboration et l’excellence technique.</text:span></text:p>
        <text:p text:style-name="Text_20_body"><text:span text:style-name="T33">Nous pensons que l’informatique peut transformer positivement les façons de travailler, l’interaction entre les utilisateurs et la société.</text:span> <text:span text:style-name="T36">Les projets que nous concevons, réalisons, exploitons pour nos clients doivent être porteurs de valeur ajoutée</text:span>. <text:span text:style-name="T32">Nous mettons en œuvre une organisation agile et créative pour répondre à ces enjeux avec des équipes à taille humaine, fortement autonomes et engagées pour relever les challenges des projets de nos clients.</text:span></text:p>
        <text:p text:style-name="P6"><text:span text:style-name="T34">Convivial, chaleureux et dynamique, notre environnement de travail s’imprègne d’une culture d’entreprise forte et bienveillante</text:span>. Positionné sur des solutions open-source, nos collaborateurs sont associés à la prise de décision et aux choix techniques des projets. Ainsi, nous prônons la confiance et la prise d’initiative de nos talents. <text:span text:style-name="T33">Nous leur offrons également un </text:span><text:soft-page-break/><text:span text:style-name="T33">parcours d’intégration avec des formations animées par nos leaders techniques et un accompagnement dans la gestion de leurs carrières vers l’évolution professionnelle qu’ils auront choisie.</text:span></text:p>
        <text:h text:style-name="P9" text:outline-level="2">Le poste</text:h>
        <text:p text:style-name="Text_20_body">Dans le cadre de notre développement, notre pôle IoT (<text:span text:style-name="T4">Internet of Things</text:span>) r<text:span text:style-name="T36">echerche un·e </text:span><text:span text:style-name="T38">Développeur·euse Java en stage</text:span>, afin <text:span text:style-name="T36">de participer à nos projets de réalisation d’applications en lien avec les objets connectés et les solutions industrielles</text:span>.</text:p>
        <text:p text:style-name="Standard">En collaboration avec le responsable technique et les autres membres de l’équipe, vous serez amené·e à participer aux missions suivantes :</text:p>
        <text:list text:style-name="L2">
          <text:list-item>
            <text:list>
              <text:list-item>
                <text:list>
                  <text:list-item>
                    <text:p text:style-name="P11">intervenir sur les différentes étapes constituant le cycle de vie de l’application (conception, modélisation, développement, intégration, test/recette, maintenance corrective et évolutive, mise en production) ;</text:p>
                  </text:list-item>
                  <text:list-item>
                    <text:p text:style-name="P11">comprendre les besoins fonctionnels et techniques du client.</text:p>
                  </text:list-item>
                </text:list>
              </text:list-item>
            </text:list>
          </text:list-item>
        </text:list>
        <text:h text:style-name="P9" text:outline-level="2" text:is-list-header="true">Profil recherché</text:h>
        <text:p text:style-name="P5">De formation bac +2 en informatique ou équivalent, vous cherchez un stage pour la fin d’année scolaire en <text:span text:style-name="T1">développement</text:span> <text:span text:style-name="T1">informatique</text:span>.</text:p>
        <text:p text:style-name="P5">Une connaissance et une appétence pour le langage de programmation <text:span text:style-name="T1">Java </text:span>est indispensable.</text:p>
        <text:p text:style-name="P5">Des connaissances sur <text:span text:style-name="T1">Git </text:span>et <text:span text:style-name="T1">PostgreSQL </text:span>seraient un plus.</text:p>
        <text:p text:style-name="P7">Vous êtes intéressé par <text:span text:style-name="T1">l’informatique industrielle </text:span>et/ou <text:span text:style-name="T1">les objets connectés.</text:span></text:p>
        <text:p text:style-name="P2"><text:span text:style-name="T31">Vous </text:span><text:span text:style-name="T7">êtes passionné·e, curieux·se des évolutions technologiques et force de proposition.</text:span><text:span text:style-name="T5"> </text:span><text:span text:style-name="T7">Vous aimez à la fois travailler en équipe et faire preuve d’autonomie et d’initiatives. Vous souhaitez travailler sur des projets variés et dynamiques qui favorisent votre montée en compétences : cette offre est faite pour vous !</text:span></text:p>
        <text:p text:style-name="P3"/>
        <text:p text:style-name="P13"><text:span text:style-name="T5">Nous rejoindre, c’est intégrer une entreprise ambitieuse, dynamique et en pleine croissance avec des valeurs fortes, </text:span><text:span text:style-name="T6">ce</text:span><text:span text:style-name="T5"> qui vous permettra de vous épan</text:span>ouir :</text:p>
        <text:list text:style-name="L3">
          <text:list-item>
            <text:list>
              <text:list-item>
                <text:list>
                  <text:list-item>
                    <text:p text:style-name="P14">bienveillance, bonne humeur, entraide et travail en équipe ;</text:p>
                  </text:list-item>
                  <text:list-item>
                    <text:p text:style-name="P15">parcours d’intégration mis en place dans les premières semaines de votre arrivée avec des formations sur nos pratiques de dev et les outils utilisés ;</text:p>
                  </text:list-item>
                  <text:list-item>
                    <text:p text:style-name="P15">plans d’actions de développement de compétences à travers des formations, du tutorat et l’entraide permanente entre collègues ;</text:p>
                  </text:list-item>
                  <text:list-item>
                    <text:p text:style-name="P15">possibilité d’évolution de carrière vers de la gestion de projet, du management d’équipe ou de l’expertise ;</text:p>
                  </text:list-item>
                  <text:list-item>
                    <text:p text:style-name="P14">mise en place d’espaces collaboratifs d’expertises : Jeudi Tech, Lead Tech Squad, Espace de créativité… ;</text:p>
                  </text:list-item>
                  <text:list-item>
                    <text:p text:style-name="P14">moments de convivialité sportifs, de détente ou gastronomiques : badminton, futsal, squash, méditation, jeux de société, ping-pong, burger du vendredi et japonais du mardi…</text:p>
                  </text:list-item>
                </text:list>
              </text:list-item>
            </text:list>
          </text:list-item>
        </text:list>
        <text:h text:style-name="P9" text:outline-level="2" text:is-list-header="true">Éléments nécessaires pour postuler</text:h>
        <text:p text:style-name="Text_20_body">Pour valider votre candidature, nous vous demandons de fournir les éléments suivants, vous devrez télécharger les pièces demandées directement lors de votre inscription.</text:p>
        <text:p text:style-name="Standard"><text:soft-page-break/><text:span text:style-name="T2">Toute candidature incomplète ne sera pas traitée par nos services</text:span>.</text:p>
        <text:h text:style-name="P9" text:outline-level="2">Conditions pratiques</text:h>
        <text:list text:style-name="L4">
          <text:list-item>
            <text:list>
              <text:list-item>
                <text:list>
                  <text:list-item>
                    <text:p text:style-name="P20">Stage – 3-<office:annotation office:name="__Annotation__17360_3952569899" loext:resolved="false"><dc:creator>Corinne Paterlini</dc:creator><dc:date>2022-11-13T20:54:34.276067745</dc:date><meta:creator-initials>CP</meta:creator-initials><text:p text:style-name="P21"><text:span text:style-name="T39">dans l’annonce, la durée est de 4 mois. </text:span></text:p></office:annotation>4 <text:span text:style-name="T3">m</text:span>ois<office:annotation-end office:name="__Annotation__17360_3952569899"/></text:p>
                  </text:list-item>
                  <text:list-item>
                    <text:p text:style-name="P12">Temps plein</text:p>
                  </text:list-item>
                </text:list>
              </text:list-item>
            </text:list>
          </text:list-item>
        </text:list>
        <text:h text:style-name="P10" text:outline-level="3" text:is-list-header="true">Niveau d’expérience requis</text:h>
        <text:p text:style-name="P6">Débutant·e accepté·e</text:p>
        <text:h text:style-name="P10" text:outline-level="3">Niveau d’étude requis</text:h>
        <text:p text:style-name="P6">Bac +2 à Bac +4</text:p>
        <text:h text:style-name="P10" text:outline-level="3">Permis requis</text:h>
        <text:p text:style-name="Standard">Permis non obligatoire</text:p>
        <text:h text:style-name="P10" text:outline-level="3" text:is-list-header="true">Prise de poste</text:h>
        <text:p text:style-name="Standard">Dès que possible</text:p>
        <text:h text:style-name="P10" text:outline-level="3">Type de salaire</text:h>
        <text:p text:style-name="Text_20_body">À définir selon profil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adornments="Normal" style:font-family-generic="swiss" style:font-pitch="variable"/>
    <style:font-face style:name="Lato" svg:font-family="Lato"/>
    <style:font-face style:name="Lato1" svg:font-family="Lato" style:font-pitch="variable"/>
    <style:font-face style:name="Lato2" svg:font-family="Lato" style:font-adornments="Gras" style:font-pitch="variable"/>
    <style:font-face style:name="Lato3" svg:font-family="Lato" style:font-adornments="Normal"/>
    <style:font-face style:name="Lato4" svg:font-family="Lato" style:font-adornments="Norm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text-indent="1.501cm" style:auto-text-indent="false"/>
      <style:text-properties style:font-name="Lato4" fo:font-family="Lato" style:font-style-name="Normal" style:font-pitch="variable" officeooo:rsid="000669a3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ato" fo:font-family="Lato" fo:font-size="16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8cm" style:contextual-spacing="false" fo:line-height="100%"/>
      <style:text-properties style:font-name="Lato4" fo:font-family="Lato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0cm" fo:margin-bottom="0.275cm" style:contextual-spacing="false" fo:text-align="center" style:justify-single-word="false" fo:text-indent="0cm" style:auto-text-indent="false" style:page-number="auto"/>
      <style:text-properties fo:color="#000058" loext:opacity="100%" style:font-name="Lato2" fo:font-family="Lato" style:font-style-name="Gras" style:font-pitch="variable" fo:font-size="22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198cm" style:contextual-spacing="false" fo:text-indent="0cm" style:auto-text-indent="false"/>
      <style:text-properties style:font-name="DejaVu Sans" fo:font-family="'DejaVu Sans'" style:font-style-name="Normal" style:font-family-generic="swiss" style:font-pitch="variable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1.002cm" fo:margin-bottom="0.099cm" style:contextual-spacing="false" fo:padding="0.049cm" fo:border-left="none" fo:border-right="none" fo:border-top="none" fo:border-bottom="1.3pt solid #000084"/>
      <style:text-properties fo:color="#000084" loext:opacity="100%" style:font-name="Lato2" fo:font-family="Lato" style:font-style-name="Gras" style:font-pitch="variable"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185cm" fo:margin-right="0cm" fo:margin-top="0.699cm" fo:margin-bottom="0.099cm" style:contextual-spacing="false" fo:text-indent="0cm" style:auto-text-indent="false"/>
      <style:text-properties fo:color="#0000b0" loext:opacity="100%" style:font-name="Lato2" fo:font-family="Lato" style:font-style-name="Gras" style:font-pitch="variable"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37cm" fo:margin-right="0cm" fo:margin-top="0.501cm" fo:margin-bottom="0.099cm" style:contextual-spacing="false" fo:text-indent="0cm" style:auto-text-indent="false"/>
      <style:text-properties fo:color="#0000dc" loext:opacity="100%" style:font-name="Lato2" fo:font-family="Lato" style:font-style-name="Gras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556cm" fo:margin-right="0cm" fo:margin-top="0.303cm" fo:margin-bottom="0.215cm" style:contextual-spacing="false" fo:text-indent="0cm" style:auto-text-indent="false"/>
      <style:text-properties fo:color="#0000ff" loext:opacity="100%" style:font-name="Lato2" fo:font-family="Lato" style:font-style-name="Gras" style:font-pitch="variable" fo:font-size="13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.275cm" style:contextual-spacing="false" fo:text-align="center" style:justify-single-word="false" fo:text-indent="0cm" style:auto-text-indent="false"/>
      <style:text-properties fo:color="#000058" loext:opacity="100%" style:font-name="Lato2" fo:font-family="Lato" style:font-style-name="Gras" style:font-pitch="variable" fo:font-size="22pt" fo:font-weight="bold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margin-top="0cm" fo:margin-bottom="0.198cm" style:contextual-spacing="false" fo:text-indent="-0.598cm" style:auto-text-indent="false" text:number-lines="false" text:line-number="0"/>
      <style:text-properties fo:font-size="10.5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left="0.101cm" fo:margin-right="0.101cm" fo:text-indent="0cm" style:auto-text-indent="false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color="#000084" loext:opacity="100%" style:font-name="Lato2" fo:font-family="Lato" style:font-style-name="Gras" style:font-pitch="variable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8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fo:font-size="10pt"/>
    </style:style>
    <style:style style:name="Figure" style:family="paragraph" style:parent-style-name="Caption" style:class="extra">
      <style:paragraph-properties fo:margin-left="0cm" fo:margin-right="0cm" fo:margin-top="0cm" fo:margin-bottom="0cm" style:contextual-spacing="false" fo:text-indent="0cm" style:auto-text-indent="false"/>
      <style:text-properties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color="#0000dc" loext:opacity="100%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3T20:34:13.583143073</meta:creation-date>
    <dc:title>Cours_Lato</dc:title>
    <meta:editing-duration>PT3H56M40S</meta:editing-duration>
    <meta:editing-cycles>14</meta:editing-cycles>
    <meta:generator>LibreOffice/7.5.6.2$Linux_X86_64 LibreOffice_project/50$Build-2</meta:generator>
    <meta:initial-creator>Corinne Paterlini</meta:initial-creator>
    <dc:date>2023-09-29T10:33:04.160000800</dc:date>
    <dc:creator>Lucas Da SIlveira</dc:creator>
    <meta:document-statistic meta:table-count="0" meta:image-count="1" meta:object-count="0" meta:page-count="3" meta:paragraph-count="51" meta:word-count="780" meta:character-count="5239" meta:non-whitespace-character-count="4520"/>
    <meta:template xlink:type="simple" xlink:actuate="onRequest" xlink:title="Cours_Lato" xlink:href="../../../../../../../../../.config/libreoffice/4/user/template/Cours_Lato1.ott" meta:date="2022-11-13T20:34:12.668909416"/>
  </office:meta>
</office:document-meta>
</file>